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ind Vadodara Light" svg:font-family="'Hind Vadodara Light'" style:font-family-generic="roman" style:font-pitch="variable"/>
    <style:font-face style:name="Hind Vadodara Light1" svg:font-family="'Hind Vadodara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ko Light" svg:font-family="'Teko Light'" style:font-family-generic="roman" style:font-pitch="variable"/>
    <style:font-face style:name="Teko Light1" svg:font-family="'Teko 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000000" loext:opacity="100%" style:font-name="Teko Light" fo:font-size="30pt" fo:language="fr" fo:country="FR" fo:text-shadow="none" officeooo:paragraph-rsid="0011a054" style:font-name-asian="Teko Light1" style:font-size-asian="30pt" style:language-asian="en" style:country-asian="US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11a054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loext:opacity="100%" style:font-name="Arial" fo:font-size="54pt" fo:language="fr" fo:country="FR" fo:text-shadow="none" style:font-name-asian="Arial1" style:font-size-asian="54pt" style:language-asian="en" style:country-asian="US"/>
    </style:style>
    <style:style style:name="P5" style:family="paragraph" style:parent-style-name="Standard">
      <style:paragraph-properties fo:margin-left="0in" fo:text-align="start" style:justify-single-word="false" fo:text-indent="0in" style:auto-text-indent="false" style:writing-mode="lr-tb"/>
    </style:style>
    <style:style style:name="P6" style:family="paragraph" style:parent-style-name="Standard">
      <style:paragraph-properties fo:margin-left="0in" fo:text-align="start" style:justify-single-word="false" fo:text-indent="0in" style:auto-text-indent="false" style:writing-mode="lr-tb"/>
      <style:text-properties fo:color="#383536" loext:opacity="100%" style:font-name="Hind Vadodara Light" fo:font-size="12pt" fo:language="fr" fo:country="FR" fo:font-weight="bold" style:font-name-asian="Hind Vadodara Light1" style:font-size-asian="12pt" style:language-asian="en" style:country-asian="US" style:font-weight-asian="bold"/>
    </style:style>
    <style:style style:name="T1" style:family="text">
      <style:text-properties fo:color="#000000" loext:opacity="100%" style:font-name="Arial" fo:font-size="54pt" fo:language="fr" fo:country="FR" fo:text-shadow="none" style:font-name-asian="Arial1" style:font-size-asian="54pt" style:language-asian="en" style:country-asian="US"/>
    </style:style>
    <style:style style:name="T2" style:family="text">
      <style:text-properties fo:color="#000000" loext:opacity="100%" style:font-name="Arial" fo:font-size="12pt" fo:language="fr" fo:country="FR" fo:text-shadow="none" style:font-name-asian="Arial1" style:font-size-asian="12pt" style:language-asian="en" style:country-asian="US" style:font-size-complex="12pt"/>
    </style:style>
    <style:style style:name="T3" style:family="text">
      <style:text-properties fo:font-variant="normal" fo:text-transform="none" fo:color="#000000" loext:opacity="100%" style:font-name="Arial" fo:font-size="12pt" fo:language="fr" fo:country="FR" fo:font-style="normal" fo:text-shadow="none" fo:font-weight="normal" style:font-name-asian="Arial1" style:font-size-asian="12pt" style:language-asian="en" style:country-asian="US" style:font-size-complex="12pt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font-style="normal" fo:font-weight="normal"/>
    </style:style>
    <style:style style:name="T6" style:family="text">
      <style:text-properties fo:color="#383536" loext:opacity="100%" style:font-name="Hind Vadodara Light" fo:font-size="12pt" fo:language="fr" fo:country="FR" style:font-name-asian="Hind Vadodara Light1" style:font-size-asian="12pt" style:language-asian="en" style:country-asian="US"/>
    </style:style>
    <style:style style:name="T7" style:family="text">
      <style:text-properties fo:color="#8e3d6c" loext:opacity="100%" style:font-name="Hind Vadodara Light" fo:font-size="12pt" fo:language="fr" fo:country="FR" fo:font-weight="bold" style:font-name-asian="Hind Vadodara Light1" style:font-size-asian="12pt" style:language-asian="en" style:country-asian="US" style:font-weight-asian="bold"/>
    </style:style>
    <style:style style:name="T8" style:family="text">
      <style:text-properties fo:color="#8e3d6c" loext:opacity="100%" style:font-name="Hind Vadodara Light" fo:font-size="12pt" fo:language="fr" fo:country="FR" style:font-name-asian="Hind Vadodara Light1" style:font-size-asian="12pt" style:language-asian="en" style:country-asian="US"/>
    </style:style>
    <style:style style:name="T9" style:family="text">
      <style:text-properties fo:color="#383536" loext:opacity="100%" style:font-name="Hind Vadodara Light" fo:font-size="12pt" fo:language="fr" fo:country="FR" style:text-underline-style="solid" style:text-underline-width="auto" style:text-underline-color="font-color" style:font-name-asian="Hind Vadodara Light1" style:font-size-asian="12pt" style:language-asian="en" style:country-asian="US"/>
    </style:style>
    <style:style style:name="T10" style:family="text">
      <style:text-properties fo:color="#383536" loext:opacity="100%" style:font-name="Hind Vadodara Light" fo:font-size="12pt" fo:language="fr" fo:country="FR" fo:font-weight="bold" style:font-name-asian="Hind Vadodara Light1" style:font-size-asian="12pt" style:language-asian="en" style:country-asian="US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historique, intérêt et applications</text:p>
      <text:p text:style-name="P2" loext:marker-style-name="T1"><text:span text:style-name="T2">•</text:span><text:span text:style-name="T3">L’éthanol (CH₃CH₂OH) est l’un des premiers produits biotechnologiques façonnés par l’Homme :</text:span></text:p>
      <text:p text:style-name="P3">•<text:span text:style-name="T4"> </text:span><text:span text:style-name="T5">- fermentations artisanales pour boissons et pains remontent à des millénaires. </text:span></text:p>
      <text:p text:style-name="P3">•<text:span text:style-name="T5">- Depuis le XXᵉ siècle, la fermentation a été industrialisée pour produire de l’éthanol à usages alimentaires, industriels (solvant, dénaturant), pharmaceutiques </text:span></text:p>
      <text:p text:style-name="P3">•<text:span text:style-name="T5">- surtout depuis les années 1970–2000, comme biocarburant (éthanol carburant, anhydre ou hydraté) et matière première pour des carburants avancés (ex. conversion éthanol → SAF). </text:span></text:p>
      <text:p text:style-name="P3">•<text:span text:style-name="T5">- L’intérêt écologique et économique de l’éthanol tient à sa capacité à substituer partiellement les carburants fossiles et à valoriser des cultures (maïs, canne) ou des résidus agricoles.</text:span></text:p>
      <text:p text:style-name="P4" loext:marker-style-name="T1"/>
      <text:p text:style-name="P4" loext:marker-style-name="T1">Références clés </text:p>
      <text:p text:style-name="P5" loext:marker-style-name="T6"><text:span text:style-name="T7">World Bioenergy (Global Bioenergy Statistics Report 2024)</text:span><text:span text:style-name="T8"> </text:span><text:span text:style-name="T6">— production mondiale d’éthanol (≈116 G L en 2023). </text:span><text:span text:style-name="T9">worldbioenergy.org</text:span></text:p>
      <text:p text:style-name="P6" loext:marker-style-name="T10"/>
      <text:p text:style-name="P5" loext:marker-style-name="T6"><text:span text:style-name="T7">Renewable Fuels Association (RFA)</text:span><text:span text:style-name="T8"> </text:span><text:span text:style-name="T6">— statistiques annuelles US (≈16,22 milliards gallons en 2024 ≈ 61,4 G L). </text:span><text:span text:style-name="T9">Renewable Fuels Association+1</text:span></text:p>
      <text:p text:style-name="P6" loext:marker-style-name="T10"/>
      <text:p text:style-name="P5" loext:marker-style-name="T6"><text:span text:style-name="T7">UNICA / rapport production Brésil 2024–25</text:span><text:span text:style-name="T8"> </text:span><text:span text:style-name="T6">— production hydratée et anhydre (≈22,59 G L hydraté + 12,37 G L anhydre). </text:span><text:span text:style-name="T9">Ethanol Producer</text:span></text:p>
      <text:p text:style-name="P6" loext:marker-style-name="T10"/>
      <text:p text:style-name="P5" loext:marker-style-name="T6"><text:span text:style-name="T7">IEA Bioenergy / IEA Task reports (2024-2025)</text:span><text:span text:style-name="T8"> </text:span><text:span text:style-name="T6">— état d’avancement des filières d’éthanol avancé / cellulosique. </text:span><text:span text:style-name="T9">Ieabioenergy</text:span></text:p>
      <text:p text:style-name="P6" loext:marker-style-name="T10"/>
      <text:p text:style-name="P5" loext:marker-style-name="T6"><text:span text:style-name="T7">Revues techniques (distillation, pervaporation, tamis moléculaires)</text:span><text:span text:style-name="T6"> — synthèses sur séparation et déshydratation (MDPI, ScienceDirect, articles récents). </text:span><text:span text:style-name="T9">MDPI+2ScienceDirect+2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ind Vadodara Light" svg:font-family="'Hind Vadodara Light'" style:font-family-generic="roman" style:font-pitch="variable"/>
    <style:font-face style:name="Hind Vadodara Light1" svg:font-family="'Hind Vadodara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ko Light" svg:font-family="'Teko Light'" style:font-family-generic="roman" style:font-pitch="variable"/>
    <style:font-face style:name="Teko Light1" svg:font-family="'Tek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7:20:52.119669100</meta:creation-date>
    <dc:date>2025-12-17T08:20:17.412271400</dc:date>
    <meta:editing-duration>PT7M33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2" meta:word-count="198" meta:character-count="1454" meta:non-whitespace-character-count="1265"/>
  </office:meta>
</office:document-meta>
</file>